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style:font-name="Times New Roman" fo:language="en" fo:country="GB" style:font-name-complex="Times New Roman1"/>
    </style:style>
    <style:style style:name="P7" style:family="paragraph" style:parent-style-name="Standard_20__28_user_29_">
      <style:paragraph-properties fo:line-height="150%" fo:text-align="justify" style:justify-single-word="false"/>
      <style:text-properties style:font-name="Times New Roman" fo:language="en" fo:country="GB" style:language-asian="fr" style:country-asian="FR" style:font-name-complex="Times New Roman1"/>
    </style:style>
    <style:style style:name="P8" style:family="paragraph" style:parent-style-name="Standard_20__28_user_29_">
      <style:paragraph-properties fo:line-height="150%" fo:text-align="justify" style:justify-single-word="false"/>
      <style:text-properties style:font-name="Times New Roman" style:language-asian="fr" style:country-asian="FR" style:font-name-complex="Times New Roman1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style:language-asian="fr" style:country-asian="FR" style:font-name-complex="Times New Roman1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/>
    </style:style>
    <style:style style:name="T3" style:family="text"/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pyeditor : Mathilde Nicolas. </text:p>
      <text:p>Creator: Renaudot, Théophraste (1586-1653). </text:p>
      <text:p>Title: Gazette.</text:p>
      <text:p>Date : 1664/05/10. <text:s/></text:p>
      <text:p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1"/>
      <text:p text:style-name="P5"><text:span text:style-name="_3c_pb_3e_">456</text:span></text:p>
      <text:p text:style-name="P5"><text:span text:style-name="_3c_date_3e_">Le premier du Courant</text:span>, <text:span text:style-name="_3c_persName_3e_">Leurs Majestez</text:span>, avec lesquelles</text:p>
      <text:p text:style-name="P5">estoyent <text:span text:style-name="_3c_persName_3e_">Monseigneur le Dauphin</text:span>, <text:span text:style-name="_3c_persName_3e_">Monsieur</text:span>, &amp; <text:span text:style-name="_3c_persName_3e_">Madame</text:span>,</text:p>
      <text:p text:style-name="P5">arrivérent sur <text:span text:style-name="_3c_date_3e_"><office:annotation office:name="__Annotation__276_18480221"><dc:creator>Auteur inconnu</dc:creator><dc:date>2020-02-13T13:26:13.76</dc:date><text:p text:style-name="P9"><text:span text:style-name="T4">Identification des heures avec la balise « date ». Quel moyen pour l'identifier plus clairement ?</text:span></text:p></office:annotation></text:span><text:span text:style-name="_3c_date_3e_">les 6 heures</text:span><office:annotation-end office:name="__Annotation__276_18480221"/> à <text:span text:style-name="_3c_placeName_3e_">S. Cloud</text:span> : la <text:span text:style-name="_3c_persName_3e_">Reyne Mére</text:span> ayant</text:p>
      <text:p text:style-name="P5">oüi Vespres au <text:span text:style-name="_3c_placeName_3e_">Couvent des Religieuses de Challiot</text:span>.</text:p>
      <text:p text:style-name="P5"><text:span text:style-name="_3c_date_3e_">Le 2</text:span>, la Cour prit le divertissement de <text:span text:style-name="_3c_tech_3e_">la Promenade</text:span> dans</text:p>
      <text:p text:style-name="P5">le délicieux <text:span text:style-name="_3c_placeName_3e_">Jardin de cette belle Maison</text:span> : <text:span text:style-name="_3c_persName_3e_">les Reynes</text:span> en</text:p>
      <text:p text:style-name="P5"><text:span text:style-name="_3c_tech_3e_">chaise</text:span>, &amp; <text:span text:style-name="_3c_persName_3e_">les Dames</text:span> en <text:span text:style-name="_3c_tech_3e_">Caléche</text:span>.</text:p>
      <text:p text:style-name="P5"><text:span text:style-name="_3c_date_3e_">Le 3</text:span>, ces <text:span text:style-name="_3c_persName_3e_">Princesses</text:span>, accompagnées de <text:span text:style-name="_3c_persName_3e_">Monsieur</text:span>, allérent</text:p>
      <text:p text:style-name="P5">oüir Messe au <text:span text:style-name="_3c_placeName_3e_">Mont Valérien</text:span>, à cause de la Feste de l'Inven-</text:p>
      <text:p text:style-name="P5">tion de Sainte Croix: &amp; le lendemain, <text:span text:style-name="_3c_date_3e_">premier Dimanche</text:span></text:p>
      <text:p text:style-name="P5"><text:span text:style-name="_3c_date_3e_">du mois</text:span>, Elles firent leurs dévotions au <text:span text:style-name="_3c_placeName_3e_">Monastére des Ursu-</text:span></text:p>
      <text:p text:style-name="P5"><text:span text:style-name="_3c_placeName_3e_">lines de S. Cloud</text:span>.</text:p>
      <text:p text:style-name="P5"><text:span text:style-name="_3c_date_3e_">Le 4</text:span>, <text:span text:style-name="_3c_persName_3e_">Leurs Majestez</text:span> furent diverties par la <text:span text:style-name="_3c_date_3e_">Comédie</text:span></text:p>
      <text:p text:style-name="P5"><text:span text:style-name="_3c_date_3e_">Françoise</text:span>: &amp; <text:span text:style-name="_3c_persName_3e_">le Roy</text:span> ayant ces jours là , traité toute la</text:p>
      <text:p text:style-name="P5">Cour, avec une magnificence singuliére, Elles en partirent</text:p>
      <text:p text:style-name="P5"><text:span text:style-name="_3c_date_3e_">le 5</text:span>, pour aller à <text:span text:style-name="_3c_placeName_3e_">Versailles</text:span>, prendre les divertissemens qui</text:p>
      <text:p text:style-name="P5">leur y estoyent préparez sous le titre des Plaisir de l’Isle en-</text:p>
      <text:p text:style-name="P5">chantée, &amp; qu'on avoit partagez en trois Journées.</text:p>
      <text:p text:style-name="P5">Le premier, qui estoit une <text:span text:style-name="_3c_tech_3e_">Course de Bague</text:span>, se donna<text:span text:style-name="_3c_date_3e_"> le</text:span></text:p>
      <text:p text:style-name="P5"><text:span text:style-name="_3c_date_3e_">7</text:span>, sur <text:span text:style-name="_3c_date_3e_"><office:annotation office:name="__Annotation__277_18480221"><dc:creator>Auteur inconnu</dc:creator><dc:date>2020-02-13T13:29:52.67</dc:date><text:p text:style-name="P9"><text:span text:style-name="T4">Même question que plus haut, identification des heures. </text:span></text:p><text:p text:style-name="P9"><text:span text:style-name="T4"/></text:p></office:annotation></text:span><text:span text:style-name="_3c_date_3e_">les six heures du soir</text:span><office:annotation-end office:name="__Annotation__277_18480221"/> : &amp; <text:span text:style-name="_3c_persName_3e_">tous les Chevaliers</text:span> s'y estans</text:p>
      <text:p text:style-name="P5"><text:soft-page-break/>signalez, le <text:span text:style-name="_3c_persName_3e_">Marquis de la Valliére</text:span> l'emporta, &amp; eut l'hon-</text:p>
      <text:p text:style-name="P5">neur d'en recevoir le Prix des mains de <text:span text:style-name="_3c_persName_3e_">la Reyne Mére</text:span>, qui</text:p>
      <text:p text:style-name="P5">estoit une Epée enrichie de Diamans. La nuit estant surve-</text:p>
      <text:p text:style-name="P5">nuë, il parut <text:span text:style-name="_3c_tech_3e_">plus de deux mille lumiéres</text:span>, à la clarté desquel-</text:p>
      <text:p text:style-name="P5">1es on servit un superbe <text:span text:style-name="_3c_tech_3e_">Festin de plus de 40 Bassins de vian-</text:span></text:p>
      <text:p text:style-name="P5"><text:span text:style-name="_3c_tech_3e_">de, &amp; d'autant de Pyramides</text:span> : <text:span text:style-name="_3c_persName_3e_">Leurs Majestez</text:span> estans accom-</text:p>
      <text:p text:style-name="P5">pagnées à Table, de grand nombre des <text:span text:style-name="_3c_persName_3e_">principales Dames</text:span></text:p>
      <text:p text:style-name="P5">fort bien parées.</text:p>
      <text:p text:style-name="P5"><text:span text:style-name="_3c_date_3e_">Le 8</text:span>, il y eut pour la seconde Journée, <text:span text:style-name="_3c_tech_3e_">Comédie Fran-</text:span></text:p>
      <text:p text:style-name="P5"><text:span text:style-name="_3c_tech_3e_">çoise</text:span>, entremeslée de <text:span text:style-name="_3c_tech_3e_">Concerts</text:span>, de <text:span text:style-name="_3c_tech_3e_">Récits</text:span>, &amp; <text:span text:style-name="_3c_tech_3e_">d’Entrées de</text:span></text:p>
      <text:p text:style-name="P5"><text:span text:style-name="_3c_tech_3e_">Balet</text:span>, ainsi que vous verrez ailleurs, dans le détail de tous</text:p>
      <text:p text:style-name="P5">ces agréables divertissemens, qui se terminérent hier, par</text:p>
      <text:p text:style-name="P5">un <text:span text:style-name="_3c_tech_3e_">Balet sur l'eau</text:span>, &amp; un tres beau <text:span text:style-name="_3c_tech_3e_">feu d'Artifice</text:span>.</text:p>
      <text:p text:style-name="_3c_byline_3e_">A Paris, du Bureau d’Adresse, aux Galleries du .Louvre,</text:p>
      <text:p text:style-name="_3c_byline_3e_">devant la ruë S.Thomas, le 10 May 1664.</text:p>
      <text:p text:style-name="_3c_byline_3e_">Avec Privilége.</text:p>
      <text:p text:style-name="P2"/>
      <text:p text:style-name="P2"/>
      <text:p text:style-name="P2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oft-page-break/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9</meta:editing-cycles>
    <meta:creation-date>2020-02-08T14:23:00</meta:creation-date>
    <dc:date>2020-02-13T13:31:05.06</dc:date>
    <meta:editing-duration>PT35M38S</meta:editing-duration>
    <meta:generator>OpenOffice/4.1.6$Win32 OpenOffice.org_project/416m1$Build-9790</meta:generator>
    <meta:document-statistic meta:table-count="0" meta:image-count="0" meta:object-count="0" meta:page-count="3" meta:paragraph-count="53" meta:word-count="451" meta:character-count="25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